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12pt" fo:font-weight="bold"/>
    </style:style>
    <style:style style:name="P2" style:family="paragraph">
      <style:paragraph-properties fo:text-align="center"/>
      <style:text-properties fo:font-size="6pt" fo:font-weight="bold"/>
    </style:style>
    <style:style style:name="P3" style:family="paragraph">
      <style:paragraph-properties fo:text-align="start"/>
      <style:text-properties fo:font-size="7pt" fo:font-weight="bold" style:font-size-asian="7pt" style:font-weight-asian="bold" style:font-size-complex="7pt" style:font-weight-complex="bold"/>
    </style:style>
    <style:style style:name="P4" style:family="paragraph">
      <style:paragraph-properties fo:text-align="center"/>
      <style:text-properties fo:font-size="15pt" fo:font-weight="normal" style:font-size-asian="15pt" style:font-size-complex="15pt"/>
    </style:style>
    <style:style style:name="P5" style:family="paragraph">
      <style:paragraph-properties fo:text-align="center"/>
      <style:text-properties fo:color="#ffffff" fo:font-size="15pt" fo:font-weight="normal" style:font-size-asian="15pt" style:font-size-complex="15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color="#ffffff" fo:font-size="15pt" style:font-size-asian="15pt" style:font-size-complex="15pt"/>
    </style:style>
    <style:style style:name="T1" style:family="text">
      <style:text-properties fo:font-size="7pt" fo:font-weight="normal" style:font-size-asian="7pt" style:font-weight-asian="normal" style:font-size-complex="7pt" style:font-weight-complex="normal"/>
    </style:style>
    <style:style style:name="T2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3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0.5cm" svg:height="0.5cm" svg:x="7cm" svg:y="0cm">
          <text:p text:style-name="P1">X</text:p>
        </draw:rect>
        <draw:rect draw:style-name="gr1" draw:text-style-name="P1" draw:layer="layout" svg:width="0.5cm" svg:height="0.5cm" svg:x="7.5cm" svg:y="0cm">
          <text:p/>
        </draw:rect>
        <draw:rect draw:style-name="gr1" draw:text-style-name="P1" draw:layer="layout" svg:width="0.5cm" svg:height="0.5cm" svg:x="8cm" svg:y="0cm">
          <text:p/>
        </draw:rect>
        <draw:rect draw:style-name="gr1" draw:text-style-name="P1" draw:layer="layout" svg:width="0.5cm" svg:height="0.5cm" svg:x="8.5cm" svg:y="0cm">
          <text:p/>
        </draw:rect>
        <draw:rect draw:style-name="gr1" draw:text-style-name="P1" draw:layer="layout" svg:width="0.5cm" svg:height="0.5cm" svg:x="7cm" svg:y="0.5cm">
          <text:p/>
        </draw:rect>
        <draw:rect draw:style-name="gr1" draw:text-style-name="P1" draw:layer="layout" svg:width="0.5cm" svg:height="0.5cm" svg:x="7.5cm" svg:y="0.5cm">
          <text:p text:style-name="P1">X</text:p>
        </draw:rect>
        <draw:rect draw:style-name="gr1" draw:text-style-name="P1" draw:layer="layout" svg:width="0.5cm" svg:height="0.5cm" svg:x="8cm" svg:y="0.5cm">
          <text:p text:style-name="P1">O</text:p>
        </draw:rect>
        <draw:rect draw:style-name="gr1" draw:text-style-name="P1" draw:layer="layout" svg:width="0.5cm" svg:height="0.5cm" svg:x="8.5cm" svg:y="0.5cm">
          <text:p/>
        </draw:rect>
        <draw:rect draw:style-name="gr1" draw:text-style-name="P1" draw:layer="layout" svg:width="0.5cm" svg:height="0.5cm" svg:x="7cm" svg:y="1cm">
          <text:p/>
        </draw:rect>
        <draw:rect draw:style-name="gr1" draw:text-style-name="P1" draw:layer="layout" svg:width="0.5cm" svg:height="0.5cm" svg:x="7.5cm" svg:y="1cm">
          <text:p text:style-name="P1">O</text:p>
        </draw:rect>
        <draw:rect draw:style-name="gr1" draw:text-style-name="P1" draw:layer="layout" svg:width="0.5cm" svg:height="0.5cm" svg:x="8cm" svg:y="1cm">
          <text:p text:style-name="P1">X</text:p>
        </draw:rect>
        <draw:rect draw:style-name="gr1" draw:text-style-name="P1" draw:layer="layout" svg:width="0.5cm" svg:height="0.5cm" svg:x="8.5cm" svg:y="1cm">
          <text:p/>
        </draw:rect>
        <draw:rect draw:style-name="gr2" draw:text-style-name="P1" draw:layer="layout" svg:width="0.5cm" svg:height="0.5cm" svg:x="7cm" svg:y="1.5cm">
          <text:p/>
        </draw:rect>
        <draw:rect draw:style-name="gr1" draw:text-style-name="P1" draw:layer="layout" svg:width="0.5cm" svg:height="0.5cm" svg:x="7.5cm" svg:y="1.5cm">
          <text:p/>
        </draw:rect>
        <draw:rect draw:style-name="gr1" draw:text-style-name="P1" draw:layer="layout" svg:width="0.5cm" svg:height="0.5cm" svg:x="8cm" svg:y="1.5cm">
          <text:p/>
        </draw:rect>
        <draw:rect draw:style-name="gr1" draw:text-style-name="P1" draw:layer="layout" svg:width="0.5cm" svg:height="0.5cm" svg:x="8.5cm" svg:y="1.5cm">
          <text:p text:style-name="P1">O</text:p>
        </draw:rect>
        <draw:rect draw:style-name="gr1" draw:text-style-name="P2" draw:layer="layout" svg:width="1.25cm" svg:height="1.25cm" svg:x="1cm" svg:y="0cm">
          <text:p text:style-name="P2">X = </text:p>
          <text:p text:style-name="P2">660640090</text:p>
          <text:p text:style-name="P2">O = </text:p>
          <text:p text:style-name="P2">601151343 </text:p>
        </draw:rect>
        <draw:rect draw:style-name="gr1" draw:text-style-name="P2" draw:layer="layout" svg:width="1.25cm" svg:height="1.25cm" svg:x="2.25cm" svg:y="0cm">
          <text:p text:style-name="P2">X = </text:p>
          <text:p text:style-name="P2">651080001</text:p>
          <text:p text:style-name="P2">O = </text:p>
          <text:p text:style-name="P2">550176261 </text:p>
        </draw:rect>
        <draw:rect draw:style-name="gr1" draw:text-style-name="P2" draw:layer="layout" svg:width="1.25cm" svg:height="1.25cm" svg:x="3.5cm" svg:y="0cm">
          <text:p text:style-name="P2">X = </text:p>
          <text:p text:style-name="P2">707754336</text:p>
          <text:p text:style-name="P2">O = </text:p>
          <text:p text:style-name="P2">30179116 </text:p>
        </draw:rect>
        <draw:rect draw:style-name="gr1" draw:text-style-name="P2" draw:layer="layout" svg:width="1.25cm" svg:height="1.25cm" svg:x="4.75cm" svg:y="0cm">
          <text:p text:style-name="P2">X = </text:p>
          <text:p text:style-name="P2">240651458</text:p>
          <text:p text:style-name="P2">O = </text:p>
          <text:p text:style-name="P2">515695098 </text:p>
        </draw:rect>
        <draw:rect draw:style-name="gr1" draw:text-style-name="P2" draw:layer="layout" svg:width="1.25cm" svg:height="1.25cm" svg:x="1cm" svg:y="1.25cm">
          <text:p text:style-name="P2">X = </text:p>
          <text:p text:style-name="P2">843817469</text:p>
          <text:p text:style-name="P2">O = </text:p>
          <text:p text:style-name="P2">625774421 </text:p>
        </draw:rect>
        <draw:rect draw:style-name="gr1" draw:text-style-name="P2" draw:layer="layout" svg:width="1.25cm" svg:height="1.25cm" svg:x="2.25cm" svg:y="1.25cm">
          <text:p text:style-name="P2">X = </text:p>
          <text:p text:style-name="P2">446956442</text:p>
          <text:p text:style-name="P2">O = </text:p>
          <text:p text:style-name="P2">409234428 </text:p>
        </draw:rect>
        <draw:rect draw:style-name="gr1" draw:text-style-name="P2" draw:layer="layout" svg:width="1.25cm" svg:height="1.25cm" svg:x="3.5cm" svg:y="1.25cm">
          <text:p text:style-name="P2">X = </text:p>
          <text:p text:style-name="P2">888791315</text:p>
          <text:p text:style-name="P2">O = </text:p>
          <text:p text:style-name="P2">906370688 </text:p>
        </draw:rect>
        <draw:rect draw:style-name="gr1" draw:text-style-name="P2" draw:layer="layout" svg:width="1.25cm" svg:height="1.25cm" svg:x="4.75cm" svg:y="1.25cm">
          <text:p text:style-name="P2">X = </text:p>
          <text:p text:style-name="P2">10057952</text:p>
          <text:p text:style-name="P2">O = </text:p>
          <text:p text:style-name="P2">962066669 </text:p>
        </draw:rect>
        <draw:rect draw:style-name="gr1" draw:text-style-name="P2" draw:layer="layout" svg:width="1.25cm" svg:height="1.25cm" svg:x="1cm" svg:y="2.5cm">
          <text:p text:style-name="P2">X = </text:p>
          <text:p text:style-name="P2">925070678</text:p>
          <text:p text:style-name="P2">O = </text:p>
          <text:p text:style-name="P2">747101521 </text:p>
        </draw:rect>
        <draw:rect draw:style-name="gr1" draw:text-style-name="P2" draw:layer="layout" svg:width="1.25cm" svg:height="1.25cm" svg:x="2.25cm" svg:y="2.5cm">
          <text:p text:style-name="P2">X = </text:p>
          <text:p text:style-name="P2">179513842</text:p>
          <text:p text:style-name="P2">O = </text:p>
          <text:p text:style-name="P2">89793577 </text:p>
        </draw:rect>
        <draw:rect draw:style-name="gr1" draw:text-style-name="P2" draw:layer="layout" svg:width="1.25cm" svg:height="1.25cm" svg:x="3.5cm" svg:y="2.5cm">
          <text:p text:style-name="P2">X = </text:p>
          <text:p text:style-name="P2">538866973</text:p>
          <text:p text:style-name="P2">O = </text:p>
          <text:p text:style-name="P2">222479865 </text:p>
        </draw:rect>
        <draw:rect draw:style-name="gr1" draw:text-style-name="P2" draw:layer="layout" svg:width="1.25cm" svg:height="1.25cm" svg:x="4.75cm" svg:y="2.5cm">
          <text:p text:style-name="P2">X = </text:p>
          <text:p text:style-name="P2">144262103</text:p>
          <text:p text:style-name="P2">O = </text:p>
          <text:p text:style-name="P2">353844301 </text:p>
        </draw:rect>
        <draw:rect draw:style-name="gr1" draw:text-style-name="P2" draw:layer="layout" svg:width="1.25cm" svg:height="1.25cm" svg:x="1cm" svg:y="3.75cm">
          <text:p text:style-name="P2">X = </text:p>
          <text:p text:style-name="P2">595995309</text:p>
          <text:p text:style-name="P2">O = </text:p>
          <text:p text:style-name="P2">751411292 </text:p>
        </draw:rect>
        <draw:rect draw:style-name="gr1" draw:text-style-name="P2" draw:layer="layout" svg:width="1.25cm" svg:height="1.25cm" svg:x="2.25cm" svg:y="3.75cm">
          <text:p text:style-name="P2">X = </text:p>
          <text:p text:style-name="P2">883501364</text:p>
          <text:p text:style-name="P2">O = </text:p>
          <text:p text:style-name="P2">531273511 </text:p>
        </draw:rect>
        <draw:rect draw:style-name="gr1" draw:text-style-name="P2" draw:layer="layout" svg:width="1.25cm" svg:height="1.25cm" svg:x="3.5cm" svg:y="3.75cm">
          <text:p text:style-name="P2">X = </text:p>
          <text:p text:style-name="P2">727572818</text:p>
          <text:p text:style-name="P2">O = </text:p>
          <text:p text:style-name="P2">91717317 </text:p>
        </draw:rect>
        <draw:rect draw:style-name="gr1" draw:text-style-name="P2" draw:layer="layout" svg:width="1.25cm" svg:height="1.25cm" svg:x="4.75cm" svg:y="3.75cm">
          <text:p text:style-name="P2">X = </text:p>
          <text:p text:style-name="P2">7191668</text:p>
          <text:p text:style-name="P2">O = </text:p>
          <text:p text:style-name="P2">704554166 </text:p>
        </draw:rect>
        <draw:frame draw:style-name="gr3" draw:text-style-name="P3" draw:layer="layout" svg:width="5.4cm" svg:height="1.4cm" svg:x="6.9cm" svg:y="2.5cm">
          <draw:text-box>
            <text:p text:style-name="P3"><text:span text:style-name="T1">660640090 ^ 446956442 ^ 906370688 ^</text:span></text:p>
            <text:p text:style-name="P3"><text:span text:style-name="T1">89793577 ^ 538866973 ^ 704554166 </text:span></text:p>
            <text:p text:style-name="P3"><text:span text:style-name="T1">= </text:span><text:span text:style-name="T2">125309938</text:span></text:p>
          </draw:text-box>
        </draw:frame>
        <draw:rect draw:style-name="gr4" draw:text-style-name="P5" draw:layer="layout" svg:width="0.5cm" svg:height="0.5cm" svg:x="0.4cm" svg:y="2.2cm" draw:corner-radius="0.1cm">
          <text:p text:style-name="P4"><text:span text:style-name="T3">a</text:span></text:p>
        </draw:rect>
        <draw:rect draw:style-name="gr4" draw:text-style-name="P7" draw:layer="layout" svg:width="0.5cm" svg:height="0.5cm" svg:x="6.4cm" svg:y="0.7cm" draw:corner-radius="0.1cm">
          <text:p text:style-name="P6"><text:span text:style-name="T3">b</text:span></text:p>
        </draw:rect>
        <draw:rect draw:style-name="gr4" draw:text-style-name="P7" draw:layer="layout" svg:width="0.5cm" svg:height="0.5cm" svg:x="6.4cm" svg:y="2.7cm" draw:corner-radius="0.1cm">
          <text:p text:style-name="P6"><text:span text:style-name="T3">c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2T13:34:09.59</dc:date>
    <meta:editing-duration>PT2H49M21S</meta:editing-duration>
    <meta:editing-cycles>13</meta:editing-cycles>
    <meta:generator>OpenOffice/4.1.3$Win32 OpenOffice.org_project/413m1$Build-9783</meta:generator>
    <dc:creator>Jason Statham</dc:creator>
    <meta:document-statistic meta:object-count="36"/>
  </office:meta>
</office:document-meta>
</file>